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 table:number-columns-repeated="2"/>
          <table:table-cell table:style-name="ce22" office:value-type="float" office:value="9800" calcext:value-type="float">
            <text:p>9800</text:p>
          </table:table-cell>
          <table:table-cell table:number-columns-repeated="2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office:value-type="float" office:value="4700" calcext:value-type="float">
            <text:p>47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1983.39598997494" calcext:value-type="float">
            <text:p>1983.3959899749</text:p>
          </table:table-cell>
          <table:table-cell office:value-type="string" calcext:value-type="string">
            <text:p>Անժելա</text:p>
          </table:table-cell>
          <table:table-cell table:style-name="Default" office:value-type="float" office:value="-2000" calcext:value-type="float">
            <text:p>-2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1983.39598997494" calcext:value-type="float">
            <text:p>1983.3959899749</text:p>
          </table:table-cell>
          <table:table-cell office:value-type="string" calcext:value-type="string">
            <text:p>Արմենուհի</text:p>
          </table:table-cell>
          <table:table-cell office:value-type="float" office:value="4800" calcext:value-type="float">
            <text:p>48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1983.39598997494" calcext:value-type="float">
            <text:p>1983.3959899749</text:p>
          </table:table-cell>
          <table:table-cell office:value-type="string" calcext:value-type="string">
            <text:p>Գայանե</text:p>
          </table:table-cell>
          <table:table-cell office:value-type="float" office:value="7120" calcext:value-type="float">
            <text:p>712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1983.39598997494" calcext:value-type="float">
            <text:p>1983.3959899749</text:p>
          </table:table-cell>
          <table:table-cell office:value-type="string" calcext:value-type="string">
            <text:p>Արեգ</text:p>
          </table:table-cell>
          <table:table-cell table:style-name="Default"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1983.39598997494" calcext:value-type="float">
            <text:p>1983.3959899749</text:p>
          </table:table-cell>
          <table:table-cell office:value-type="string" calcext:value-type="string">
            <text:p>Համլետ</text:p>
          </table:table-cell>
          <table:table-cell table:style-name="Default" office:value-type="float" office:value="-6350" calcext:value-type="float">
            <text:p>-635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1983.39598997494" calcext:value-type="float">
            <text:p>1983.3959899749</text:p>
          </table:table-cell>
          <table:table-cell table:style-name="ce44" office:value-type="string" calcext:value-type="string">
            <text:p>Մանե</text:p>
          </table:table-cell>
          <table:table-cell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78.1328320802" calcext:value-type="float">
            <text:p>1678.1328320802</text:p>
          </table:table-cell>
          <table:table-cell table:style-name="ce44" office:value-type="string" calcext:value-type="string">
            <text:p>Նանե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K2];[.K4];[.K11])" office:value-type="float" office:value="59800" calcext:value-type="float">
            <text:p>59800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1983.39598997494" calcext:value-type="float">
            <text:p>1983.3959899749</text:p>
          </table:table-cell>
          <table:table-cell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[.M10]-[.H29]" office:value-type="float" office:value="21200" calcext:value-type="float">
            <text:p>21200</text:p>
          </table:table-cell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63.157894736842" calcext:value-type="float">
            <text:p>363.1578947368</text:p>
          </table:table-cell>
          <table:table-cell table:style-name="ce44" office:value-type="string" calcext:value-type="string">
            <text:p>Կարեն</text:p>
          </table:table-cell>
          <table:table-cell table:style-name="Default" office:value-type="float" office:value="-400" calcext:value-type="float">
            <text:p>-400</text:p>
          </table:table-cell>
          <table:table-cell table:number-columns-repeated="3"/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;[.F28])" office:value-type="float" office:value="1353.1328320802" calcext:value-type="float">
            <text:p>1353.1328320802</text:p>
          </table:table-cell>
          <table:table-cell table:style-name="ce44" office:value-type="string" calcext:value-type="string">
            <text:p>Սարգիս</text:p>
          </table:table-cell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00.50125313283" calcext:value-type="float">
            <text:p>1000.5012531328</text:p>
          </table:table-cell>
          <table:table-cell table:style-name="ce44" office:value-type="string" calcext:value-type="string">
            <text:p>Գենա</text:p>
          </table:table-cell>
          <table:table-cell table:style-name="Default"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office:value-type="float" office:value="7250" calcext:value-type="float">
            <text:p>7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5"/>
          <table:table-cell table:formula="of:=SUM([.A28:.F28])" office:value-type="float" office:value="1983.39598997494" calcext:value-type="float">
            <text:p>1983.3959899749</text:p>
          </table:table-cell>
          <table:table-cell office:value-type="string" calcext:value-type="string">
            <text:p>Seryoja</text:p>
          </table:table-cell>
          <table:table-cell office:value-type="float" office:value="12700" calcext:value-type="float">
            <text:p>127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1983.39598997494" calcext:value-type="float">
            <text:p>1983.3959899749</text:p>
          </table:table-cell>
          <table:table-cell office:value-type="string" calcext:value-type="string">
            <text:p>Mher</text:p>
          </table:table-cell>
          <table:table-cell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1983.39598997494" calcext:value-type="float">
            <text:p>1983.3959899749</text:p>
          </table:table-cell>
          <table:table-cell office:value-type="string" calcext:value-type="string">
            <text:p>Davit</text:p>
          </table:table-cell>
          <table:table-cell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C28];[.D28];[.E28];[.F28])" office:value-type="float" office:value="1641.29072681704" calcext:value-type="float">
            <text:p>1641.2907268171</text:p>
          </table:table-cell>
          <table:table-cell table:style-name="ce44" office:value-type="string" calcext:value-type="string">
            <text:p>Taron</text:p>
          </table:table-cell>
          <table:table-cell office:value-type="float" office:value="3750" calcext:value-type="float">
            <text:p>37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1983.39598997494" calcext:value-type="float">
            <text:p>1983.3959899749</text:p>
          </table:table-cell>
          <table:table-cell office:value-type="string" calcext:value-type="string">
            <text:p>Hrach</text:p>
          </table:table-cell>
          <table:table-cell office:value-type="float" office:value="8100" calcext:value-type="float">
            <text:p>8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1983.39598997494" calcext:value-type="float">
            <text:p>1983.3959899749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4850" calcext:value-type="float">
            <text:p>485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style-name="Default" office:value-type="float" office:value="-270" calcext:value-type="float">
            <text:p>-27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1983.39598997494" calcext:value-type="float">
            <text:p>1983.3959899749</text:p>
          </table:table-cell>
          <table:table-cell office:value-type="string" calcext:value-type="string">
            <text:p>Vahe</text:p>
          </table:table-cell>
          <table:table-cell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1983.39598997494" calcext:value-type="float">
            <text:p>1983.3959899749</text:p>
          </table:table-cell>
          <table:table-cell office:value-type="string" calcext:value-type="string">
            <text:p>Tatev</text:p>
          </table:table-cell>
          <table:table-cell office:value-type="float" office:value="6850" calcext:value-type="float">
            <text:p>68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office:value-type="float" office:value="3100" calcext:value-type="float">
            <text:p>3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table:style-name="Default" office:value-type="float" office:value="-400" calcext:value-type="float">
            <text:p>-400</text:p>
          </table:table-cell>
          <table:table-cell table:number-columns-repeated="3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9" office:value-type="float" office:value="363.157894736842" calcext:value-type="float">
            <text:p>363.1578947368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 table:number-columns-repeated="2"/>
          <table:table-cell table:style-name="ce51" office:value-type="float" office:value="22100" calcext:value-type="float">
            <text:p>22100</text:p>
          </table:table-cell>
          <table:table-cell table:number-columns-repeated="2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10:25:42.307011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15T11:13:51.269965983</dc:date>
    <meta:editing-duration>P3DT16H15M31S</meta:editing-duration>
    <meta:editing-cycles>1610</meta:editing-cycles>
    <meta:generator>LibreOffice/4.2.8.2$Linux_X86_64 LibreOffice_project/420m0$Build-2</meta:generator>
    <meta:document-statistic meta:table-count="11" meta:cell-count="3837" meta:object-count="0"/>
  </office:meta>
</office:document-meta>
</file>